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be5" officeooo:paragraph-rsid="000ddbe5"/>
    </style:style>
    <style:style style:name="P2" style:family="paragraph" style:parent-style-name="Standard">
      <style:paragraph-properties fo:text-align="start" style:justify-single-word="false"/>
      <style:text-properties officeooo:rsid="000ddbe5" officeooo:paragraph-rsid="000ddbe5"/>
    </style:style>
    <style:style style:name="P3" style:family="paragraph" style:parent-style-name="Standard">
      <style:paragraph-properties fo:text-align="start" style:justify-single-word="false"/>
      <style:text-properties officeooo:rsid="0011b197" officeooo:paragraph-rsid="0011b197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b9d08" officeooo:paragraph-rsid="001b9d08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152be8" officeooo:paragraph-rsid="001b9d08"/>
    </style:style>
    <style:style style:name="P6" style:family="paragraph" style:parent-style-name="Standard">
      <style:paragraph-properties fo:text-align="start" style:justify-single-word="false"/>
      <style:text-properties officeooo:rsid="00152be8" officeooo:paragraph-rsid="001c9b4c"/>
    </style:style>
    <style:style style:name="P7" style:family="paragraph" style:parent-style-name="Standard">
      <style:paragraph-properties fo:text-align="start" style:justify-single-word="false"/>
      <style:text-properties officeooo:rsid="001c9b4c" officeooo:paragraph-rsid="001c9b4c"/>
    </style:style>
    <style:style style:name="P8" style:family="paragraph" style:parent-style-name="Standard">
      <style:paragraph-properties fo:text-align="start" style:justify-single-word="false"/>
      <style:text-properties officeooo:rsid="001c9b4c" officeooo:paragraph-rsid="001fadc3"/>
    </style:style>
    <style:style style:name="P9" style:family="paragraph" style:parent-style-name="Standard">
      <style:paragraph-properties fo:text-align="start" style:justify-single-word="false"/>
      <style:text-properties officeooo:rsid="001c9b4c" officeooo:paragraph-rsid="0020f347"/>
    </style:style>
    <style:style style:name="P10" style:family="paragraph" style:parent-style-name="Standard">
      <style:paragraph-properties fo:text-align="start" style:justify-single-word="false"/>
      <style:text-properties officeooo:rsid="001c9b4c" officeooo:paragraph-rsid="0021db12"/>
    </style:style>
    <style:style style:name="P11" style:family="paragraph" style:parent-style-name="Standard">
      <style:paragraph-properties fo:text-align="start" style:justify-single-word="false"/>
      <style:text-properties officeooo:rsid="001e270e" officeooo:paragraph-rsid="0021db12"/>
    </style:style>
    <style:style style:name="P12" style:family="paragraph" style:parent-style-name="Standard">
      <style:paragraph-properties fo:text-align="start" style:justify-single-word="false"/>
      <style:text-properties officeooo:rsid="001fadc3" officeooo:paragraph-rsid="001fadc3"/>
    </style:style>
    <style:style style:name="P13" style:family="paragraph" style:parent-style-name="Standard">
      <style:paragraph-properties fo:text-align="start" style:justify-single-word="false"/>
      <style:text-properties officeooo:rsid="001fadc3" officeooo:paragraph-rsid="0021db12"/>
    </style:style>
    <style:style style:name="P14" style:family="paragraph" style:parent-style-name="Standard">
      <style:paragraph-properties fo:text-align="start" style:justify-single-word="false"/>
      <style:text-properties officeooo:rsid="0020f347" officeooo:paragraph-rsid="0020f347"/>
    </style:style>
    <style:style style:name="P15" style:family="paragraph" style:parent-style-name="Standard">
      <style:paragraph-properties fo:text-align="start" style:justify-single-word="false"/>
      <style:text-properties officeooo:rsid="0021db12" officeooo:paragraph-rsid="001fadc3"/>
    </style:style>
    <style:style style:name="P16" style:family="paragraph" style:parent-style-name="Standard">
      <style:paragraph-properties fo:text-align="start" style:justify-single-word="false"/>
      <style:text-properties officeooo:rsid="0021db12" officeooo:paragraph-rsid="0021db12"/>
    </style:style>
    <style:style style:name="P17" style:family="paragraph" style:parent-style-name="Standard">
      <style:paragraph-properties fo:text-align="start" style:justify-single-word="false"/>
      <style:text-properties officeooo:rsid="00237d5a" officeooo:paragraph-rsid="00237d5a"/>
    </style:style>
    <style:style style:name="P18" style:family="paragraph" style:parent-style-name="Title">
      <style:text-properties officeooo:rsid="001b9d08" officeooo:paragraph-rsid="001b9d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d08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919ae"/>
    </style:style>
    <style:style style:name="T5" style:family="text">
      <style:text-properties style:text-position="sub 58%" officeooo:rsid="001fadc3"/>
    </style:style>
    <style:style style:name="T6" style:family="text">
      <style:text-properties style:text-position="sub 58%" officeooo:rsid="0020f347"/>
    </style:style>
    <style:style style:name="T7" style:family="text">
      <style:text-properties style:text-position="sub 58%" officeooo:rsid="00245beb"/>
    </style:style>
    <style:style style:name="T8" style:family="text">
      <style:text-properties officeooo:rsid="001919ae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0f347"/>
    </style:style>
    <style:style style:name="T11" style:family="text">
      <style:text-properties style:text-position="0% 100%" fo:font-size="8pt" style:font-size-asian="8pt" style:font-size-complex="8pt"/>
    </style:style>
    <style:style style:name="T12" style:family="text">
      <style:text-properties style:text-position="0% 100%" officeooo:rsid="00245beb"/>
    </style:style>
    <style:style style:name="T13" style:family="text">
      <style:text-properties officeooo:rsid="001b9d08"/>
    </style:style>
    <style:style style:name="T14" style:family="text">
      <style:text-properties officeooo:rsid="001c9b4c"/>
    </style:style>
    <style:style style:name="T15" style:family="text">
      <style:text-properties officeooo:rsid="001e270e"/>
    </style:style>
    <style:style style:name="T16" style:family="text">
      <style:text-properties officeooo:rsid="001fadc3"/>
    </style:style>
    <style:style style:name="T17" style:family="text">
      <style:text-properties officeooo:rsid="0020f347"/>
    </style:style>
    <style:style style:name="T18" style:family="text">
      <style:text-properties officeooo:rsid="0021db12"/>
    </style:style>
    <style:style style:name="T19" style:family="text">
      <style:text-properties style:text-position="super 58%"/>
    </style:style>
    <style:style style:name="T20" style:family="text">
      <style:text-properties officeooo:rsid="00245b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X <text:span text:style-name="T15">Grammar for </text:span>Dependent Types</text:p>
      <text:p text:style-name="P1">by Sven Nilsen, 2019</text:p>
      <text:p text:style-name="P2"/>
      <text:p text:style-name="P4">In this paper I <text:span text:style-name="T14">introduce</text:span> a <text:span text:style-name="T15">grammar</text:span> that enforces <text:span text:style-name="T14">one-level type information for dependent types.</text:span></text:p>
      <text:p text:style-name="P3"/>
      <text:p text:style-name="P7">The MX <text:span text:style-name="T15">grammar</text:span> is defined by the following BNF<text:span text:style-name="T19"><text:reference-ref text:reference-format="text" text:ref-name="1">[1]</text:reference-ref></text:span>:</text:p>
      <text:p text:style-name="P5"/>
      <text:p text:style-name="P6"><text:tab/><text:span text:style-name="T8">mx ::= m <text:s/>| <text:s/>x<text:tab/><text:tab/><text:tab/><text:tab/><text:tab/>Membership or term</text:span></text:p>
      <text:p text:style-name="P6"><text:tab/><text:span text:style-name="T13">m ::= v : v<text:tab/><text:tab/><text:tab/><text:tab/><text:tab/>Membership</text:span></text:p>
      <text:p text:style-name="P5"><text:tab/><text:span text:style-name="T13">x ::= type</text:span><text:span text:style-name="T4">nat</text:span><text:span text:style-name="T8"> <text:s/>| <text:s/>\(m) = mx <text:s/>| <text:s/>mx(mx)<text:tab/><text:tab/>Term</text:span></text:p>
      <text:p text:style-name="P5"><text:tab/><text:span text:style-name="T13">v ::= </text:span><text:span text:style-name="T2">s</text:span><text:span text:style-name="T13"> <text:s/>| <text:s/>x<text:tab/><text:tab/><text:tab/><text:tab/><text:tab/>Variable/Value</text:span></text:p>
      <text:p text:style-name="P5"/>
      <text:p text:style-name="P13">Here, `<text:span text:style-name="T1">s</text:span>` stands for symbols or extended grammar for data structures etc.</text:p>
      <text:p text:style-name="P11">The motivation with this grammar is to make it easier to study dependent typed languages<text:span text:style-name="T19"><text:reference-ref text:reference-format="text" text:ref-name="2">[2]</text:reference-ref></text:span>.</text:p>
      <text:p text:style-name="P5"/>
      <text:p text:style-name="P10">This <text:span text:style-name="T15">grammar</text:span> has the property that it enforces one-level type information, which means that <text:span text:style-name="T16">each expression `mx` has a derivable type from context:</text:span></text:p>
      <text:p text:style-name="P10"/>
      <text:p text:style-name="P10"><text:tab/><text:span text:style-name="T18">typeof : ctx → mx → res[mx]</text:span></text:p>
      <text:p text:style-name="P10"/>
      <text:p text:style-name="P10"><text:span text:style-name="T16">E</text:span>ither <text:span text:style-name="T16">the expression is a</text:span> variable/value <text:span text:style-name="T16">with</text:span> an associated type, or the type is derived axiomatically or computationally <text:span text:style-name="T16">from the context</text:span>. <text:span text:style-name="T18">In the case when the type is derived axiomatically or computationally from context, it is not possible to express an associated type. The one-level type information consists of information after non-trivial type inference, but before trivial type inference. Here, “trivial” means the minimum type inference required to classify as a dependent typed language.</text:span></text:p>
      <text:p text:style-name="P8"/>
      <text:p text:style-name="P8">For example, the <text:span text:style-name="T16">generic </text:span>`id` function <text:span text:style-name="T16">must be defined the following way to satisfy MX</text:span>:</text:p>
      <text:p text:style-name="P8"/>
      <text:p text:style-name="P8"><text:tab/>id := \(T : type<text:span text:style-name="T3">0</text:span>) = <text:span text:style-name="T16">\(x : T) = x : T</text:span></text:p>
      <text:p text:style-name="P8"/>
      <text:p text:style-name="P14">Notice that the output also has an assigned type.</text:p>
      <text:p text:style-name="P14">The type of `id` is the following:</text:p>
      <text:p text:style-name="P8"/>
      <text:p text:style-name="P8"><text:tab/><text:span text:style-name="T17">id : \(type</text:span><text:span text:style-name="T6">1</text:span><text:span text:style-name="T17">) = \(T : type</text:span><text:span text:style-name="T6">0</text:span><text:span text:style-name="T17">) = T : type</text:span><text:span text:style-name="T6">0</text:span></text:p>
      <text:p text:style-name="P8"/>
      <text:p text:style-name="P14">The <text:span text:style-name="T18">type of `id` has a type, and so on:</text:span></text:p>
      <text:p text:style-name="P8"/>
      <text:p text:style-name="P9"><text:tab/><text:span text:style-name="T17">\(type</text:span><text:span text:style-name="T6">1</text:span><text:span text:style-name="T17">) = \(T : type</text:span><text:span text:style-name="T6">0</text:span><text:span text:style-name="T17">) = T : type</text:span><text:span text:style-name="T6">0</text:span><text:span text:style-name="T10"><text:tab/>:<text:tab/>\(type</text:span><text:span text:style-name="T6">2</text:span><text:span text:style-name="T10">) = type</text:span><text:span text:style-name="T6">0</text:span></text:p>
      <text:p text:style-name="P9"><text:span text:style-name="T10"><text:tab/>\(type</text:span><text:span text:style-name="T6">2</text:span><text:span text:style-name="T10">) = type</text:span><text:span text:style-name="T6">0</text:span><text:span text:style-name="T10"><text:tab/><text:tab/><text:tab/>:<text:tab/>type</text:span><text:span text:style-name="T6">0</text:span></text:p>
      <text:p text:style-name="P12"/>
      <text:p text:style-name="P12">Another example:</text:p>
      <text:p text:style-name="P8"/>
      <text:p text:style-name="P8"><text:tab/><text:span text:style-name="T16">f := \(a : \(type</text:span><text:span text:style-name="T5">0</text:span><text:span text:style-name="T16">) = type</text:span><text:span text:style-name="T5">0</text:span><text:span text:style-name="T16">) = \(b : type</text:span><text:span text:style-name="T5">0</text:span><text:span text:style-name="T16">) = id(a(b))</text:span></text:p>
      <text:p text:style-name="P15"/>
      <text:p text:style-name="P16"><text:tab/><text:span text:style-name="T16">a(b)<text:tab/><text:tab/><text:tab/><text:tab/><text:tab/><text:tab/><text:tab/>:<text:tab/></text:span>type<text:span text:style-name="T3">0</text:span></text:p>
      <text:p text:style-name="P16"><text:tab/>id(a(b))<text:tab/><text:span text:style-name="T20">=</text:span><text:tab/><text:span text:style-name="T17">\(T : </text:span><text:span text:style-name="T12">a(b)</text:span><text:span text:style-name="T17">) = T : a(b)<text:tab/><text:tab/>:<text:tab/>\(type</text:span><text:span text:style-name="T6">0</text:span><text:span text:style-name="T17">) → type</text:span><text:span text:style-name="T6">0</text:span></text:p>
      <text:h text:style-name="Heading_20_3" text:outline-level="3"><text:soft-page-break/><text:span text:style-name="T10">R</text:span><text:span text:style-name="T9">eferences:</text:span></text:h>
      <text:p text:style-name="P16"><text:span text:style-name="T9"/></text:p>
      <text:p text:style-name="P17"><text:reference-mark-start text:name="1"/><text:span text:style-name="T9">[1]</text:span><text:reference-mark-end text:name="1"/><text:span text:style-name="T9"><text:tab/>“Backus-Naur form”</text:span></text:p>
      <text:p text:style-name="P17"><text:span text:style-name="T9"><text:tab/>Wikipedia</text:span></text:p>
      <text:p text:style-name="P17"><text:span text:style-name="T9"><text:tab/></text:span><text:a xlink:type="simple" xlink:href="https://en.wikipedia.org/wiki/Backus–Naur_Form" text:style-name="Internet_20_link" text:visited-style-name="Visited_20_Internet_20_Link"><text:span text:style-name="T11">https://en.wikipedia.org/wiki/Backus%E2%80%93Naur_Form</text:span></text:a></text:p>
      <text:p text:style-name="P17"><text:span text:style-name="T9"/></text:p>
      <text:p text:style-name="P17"><text:reference-mark-start text:name="2"/><text:span text:style-name="T9">[2]</text:span><text:reference-mark-end text:name="2"/><text:span text:style-name="T9"><text:tab/>“Dependent type”</text:span></text:p>
      <text:p text:style-name="P17"><text:span text:style-name="T9"><text:tab/>Wikipedia</text:span></text:p>
      <text:p text:style-name="P17"><text:span text:style-name="T9"><text:tab/></text:span><text:a xlink:type="simple" xlink:href="https://en.wikipedia.org/wiki/Dependent_type" text:style-name="Internet_20_link" text:visited-style-name="Visited_20_Internet_20_Link"><text:span text:style-name="T11">https://en.wikipedia.org/wiki/Dependent_type</text:span></text:a></text:p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28:06.125629000</meta:creation-date>
    <dc:date>2019-08-09T12:08:06.336119000</dc:date>
    <meta:editing-duration>PT5M55S</meta:editing-duration>
    <meta:editing-cycles>1</meta:editing-cycles>
    <meta:document-statistic meta:table-count="0" meta:image-count="0" meta:object-count="0" meta:page-count="2" meta:paragraph-count="32" meta:word-count="319" meta:character-count="1866" meta:non-whitespace-character-count="1533"/>
    <meta:generator>LibreOffice/5.1.2.2$MacOSX_X86_64 LibreOffice_project/d3bf12ecb743fc0d20e0be0c58ca359301eb705f</meta:generator>
  </office:meta>
</office:document-meta>
</file>